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1642" officeooo:paragraph-rsid="00161642" style:font-size-asian="12.25pt" style:font-size-complex="14pt"/>
    </style:style>
    <style:style style:name="P2" style:family="paragraph" style:parent-style-name="Standard">
      <style:text-properties fo:font-size="14pt" officeooo:rsid="0016ca8f" officeooo:paragraph-rsid="0016ca8f" style:font-size-asian="12.25pt" style:font-size-complex="14pt"/>
    </style:style>
    <style:style style:name="P3" style:family="paragraph" style:parent-style-name="Standard">
      <style:text-properties fo:font-size="14pt" officeooo:rsid="001873e7" officeooo:paragraph-rsid="0018e39b" style:font-size-asian="12.25pt" style:font-size-complex="14pt"/>
    </style:style>
    <style:style style:name="T1" style:family="text">
      <style:text-properties officeooo:rsid="0018e39b"/>
    </style:style>
    <style:style style:name="T2" style:family="text">
      <style:text-properties officeooo:rsid="0019a15f"/>
    </style:style>
    <style:style style:name="T3" style:family="text">
      <style:text-properties officeooo:rsid="001a1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¿Por qué utilizamos metricas?</text:p>
      <text:p text:style-name="P2">Las métricas se usan para tener una aproximación cuantitativa acerca de la calidad del proceso y del proyecto de software que se está llevando a cabo.</text:p>
      <text:p text:style-name="P1"/>
      <text:p text:style-name="P1">2) ¿Cuales son los tipos de metricas que existen? <text:span text:style-name="T2">Explique brevemente</text:span><text:span text:style-name="T1">.</text:span></text:p>
      <text:p text:style-name="P3">Están las métricas del proceso, también llamadas métricas de control, <text:span text:style-name="T2">se utilizan para saber la eficiencia de un proceso </text:span><text:span text:style-name="T3">y</text:span><text:span text:style-name="T2"> </text:span><text:span text:style-name="T3">evaluar lo que funciona y lo que no</text:span><text:span text:style-name="T2">. </text:span></text:p>
      <text:p text:style-name="P3"/>
      <text:p text:style-name="P3">Y métricas del proyecto, también llamadas métricas de predicción.</text:p>
      <text:p text:style-name="P1"/>
      <text:p text:style-name="P1"/>
      <text:p text:style-name="P1">3) Explique resumidamente qué es la complejidad ciclomática.</text:p>
      <text:p text:style-name="P1"/>
      <text:p text:style-name="P1"/>
      <text:p text:style-name="P1">4) Explique cómo es el proceso de medición del producto (Está en el slide creo)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5:49:42.902000000</meta:creation-date>
    <dc:date>2022-09-24T17:08:54.497000000</dc:date>
    <meta:editing-duration>PT18M49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7" meta:word-count="102" meta:character-count="616" meta:non-whitespace-character-count="520"/>
  </office:meta>
</office:document-meta>
</file>